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Normal" style:family="paragraph">
      <style:text-properties fo:font-style="italic" style:font-style-asian="italic"/>
    </style:style>
    <style:style style:name="T5" style:parent-style-name="DefaultParagraphFont" style:family="text">
      <style:text-properties fo:font-weight="bold" style:font-weight-asian="bold"/>
    </style:style>
    <style:style style:name="P6" style:parent-style-name="Normal" style:family="paragraph">
      <style:text-properties fo:font-style="italic" style:font-style-asian="italic"/>
    </style:style>
    <style:style style:name="P7" style:parent-style-name="Normal" style:family="paragraph">
      <style:text-properties fo:font-style="italic" style:font-style-asian="italic"/>
    </style:style>
    <style:style style:name="P8" style:parent-style-name="Normal" style:family="paragraph">
      <style:text-properties fo:font-style="italic" style:font-style-asian="italic"/>
    </style:style>
    <style:style style:name="T9" style:parent-style-name="DefaultParagraphFont" style:family="text">
      <style:text-properties fo:font-weight="bold" style:font-weight-asian="bold"/>
    </style:style>
    <style:style style:name="P10" style:parent-style-name="Normal" style:family="paragraph">
      <style:text-properties fo:font-style="italic" style:font-style-asian="italic"/>
    </style:style>
  </office:automatic-styles>
  <office:body>
    <office:text text:use-soft-page-breaks="true">
      <text:p text:style-name="P1"><text:span text:style-name="T2">Player feedback document</text:span></text:p>
      <text:p text:style-name="Normal">Player name:<text:s/>Alice Baker</text:p>
      <text:p text:style-name="Normal">Player age:<text:s/>20</text:p>
      <text:p text:style-name="Normal"/>
      <text:p text:style-name="Normal"><text:span text:style-name="T3">Players initial thoughts:</text:span></text:p>
      <text:p text:style-name="P4">The first thoughts the player had about our game:</text:p>
      <text:p text:style-name="Normal">I like the layout of the game, the colours work well together, and gives a good representation of what it would be like inside a castle.</text:p>
      <text:p text:style-name="Normal"/>
      <text:p text:style-name="Normal"><text:span text:style-name="T5">Questions:</text:span></text:p>
      <text:p text:style-name="P6">Upon loading into the level did you realise<text:s/>what your goal was?</text:p>
      <text:p text:style-name="Normal">No, mainly because there were no rules at the beginning. If there was a screen with an explanation of the buttons you need to press that would help a lot.</text:p>
      <text:p text:style-name="Normal"/>
      <text:p text:style-name="P7">Would you want more hints to be added into the game?</text:p>
      <text:p text:style-name="Normal">I don’t think more hints are needed as long as there are rules at the beginning.</text:p>
      <text:p text:style-name="Normal"/>
      <text:p text:style-name="P8">Were you lost or did you feel confused / not sure what to do?</text:p>
      <text:p text:style-name="Normal">I didn’t understand what the player or over NPCs do, so I had to do a lot of trial and error to understand what I had to do.</text:p>
      <text:p text:style-name="Normal"/>
      <text:p text:style-name="Normal"><text:span text:style-name="T9">Suggestions:</text:span></text:p>
      <text:p text:style-name="P10">Any suggestions the player has for our game:</text:p>
      <text:p text:style-name="Normal">Sound effects for when you run out of charge would be great, as I carried on playing the game, not realising that I didn’t have lives. Otherwise, the game could automatically go back to the start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eph</meta:initial-creator>
    <dc:creator>Games</dc:creator>
    <meta:creation-date>2016-11-14T14:15:00Z</meta:creation-date>
    <dc:date>2016-11-14T14:15:00Z</dc:date>
    <meta:template xlink:href="Normal.dotm" xlink:type="simple"/>
    <meta:editing-cycles>2</meta:editing-cycles>
    <meta:editing-duration>PT60S</meta:editing-duration>
    <meta:document-statistic meta:page-count="1" meta:paragraph-count="2" meta:word-count="162" meta:character-count="1089" meta:row-count="7" meta:non-whitespace-character-count="929"/>
  </office:meta>
</office:document-meta>
</file>